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100000051075A98C1E82D310E1.png" manifest:media-type="image/png"/>
  <manifest:file-entry manifest:full-path="Pictures/1000000000000510000005100F3C67B5BBA1D6F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Liberation Sans" svg:font-family="'Liberation Sans', 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82b1" officeooo:paragraph-rsid="001582b1"/>
    </style:style>
    <style:style style:name="P2" style:family="paragraph" style:parent-style-name="Standard">
      <style:text-properties officeooo:rsid="001582b1" officeooo:paragraph-rsid="0017805c"/>
    </style:style>
    <style:style style:name="P3" style:family="paragraph" style:parent-style-name="Text_20_body">
      <style:text-properties officeooo:rsid="001582b1" officeooo:paragraph-rsid="001582b1"/>
    </style:style>
    <style:style style:name="P4" style:family="paragraph" style:parent-style-name="Text_20_body">
      <style:text-properties officeooo:rsid="001582b1" officeooo:paragraph-rsid="0017805c"/>
    </style:style>
    <style:style style:name="P5" style:family="paragraph" style:parent-style-name="Heading_20_1">
      <style:text-properties officeooo:rsid="0017805c"/>
    </style:style>
    <style:style style:name="P6" style:family="paragraph" style:parent-style-name="Heading_20_1">
      <style:paragraph-properties fo:break-before="page"/>
      <style:text-properties officeooo:rsid="001582b1"/>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582b1"/>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text:a xlink:type="simple" xlink:href="#__RefHeading___Toc14031_3628381555" text:style-name="Index_20_Link" text:visited-style-name="Index_20_Link">Lorem ipsum<text:tab/>1</text:a></text:p>
          <text:p text:style-name="P8"><text:a xlink:type="simple" xlink:href="#__RefHeading___Toc14033_3628381555" text:style-name="Index_20_Link" text:visited-style-name="Index_20_Link">Dolor sit amet<text:tab/>1</text:a></text:p>
          <text:p text:style-name="P7"><text:a xlink:type="simple" xlink:href="#__RefHeading___Toc14035_3628381555" text:style-name="Index_20_Link" text:visited-style-name="Index_20_Link">Stet clita kasd<text:tab/>2</text:a></text:p>
          <text:p text:style-name="P7"><text:a xlink:type="simple" xlink:href="#__RefHeading___Toc14037_3628381555" text:style-name="Index_20_Link" text:visited-style-name="Index_20_Link">Takimata sanctus est<text:tab/>2</text:a></text:p>
        </text:index-body>
      </text:table-of-content>
      <text:p text:style-name="Standard"/>
      <text:h text:style-name="Heading_20_1" text:outline-level="1"><text:bookmark-start text:name="__RefHeading___Toc14031_3628381555"/>Lorem ipsum<text:bookmark-end text:name="__RefHeading___Toc14031_3628381555"/></text:h>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h text:style-name="Heading_20_2" text:outline-level="2"><text:bookmark-start text:name="__RefHeading___Toc14033_3628381555"/><text:span text:style-name="T1">D</text:span>olor sit amet<text:bookmark-end text:name="__RefHeading___Toc14033_3628381555"/></text:h>
      <text:p text:style-name="P3"><draw:frame draw:style-name="fr1" draw:name="Bild1" text:anchor-type="paragraph" svg:x="5.052cm" svg:y="1.378cm" svg:width="6.403cm" svg:height="6.403cm" draw:z-index="0"><draw:image xlink:href="Pictures/10000000000005100000051075A98C1E82D310E1.png" xlink:type="simple" xlink:show="embed" xlink:actuate="onLoad" loext:mime-type="image/png"/></draw:frame>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P3"/>
      <text:p text:style-name="P3">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text:p>
      <text:h text:style-name="P6" text:outline-level="1"><text:bookmark-start text:name="__RefHeading___Toc14035_3628381555"/>Stet clita kasd<text:bookmark-end text:name="__RefHeading___Toc14035_3628381555"/></text:h>
      <text:p text:style-name="P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h text:style-name="P5" text:outline-level="1"><text:bookmark-start text:name="__RefHeading___Toc14037_3628381555"/>Takimata sanctus est<text:bookmark-end text:name="__RefHeading___Toc14037_3628381555"/></text:h>
      <text:p text:style-name="P4"><draw:frame draw:style-name="fr1" draw:name="Bild2" text:anchor-type="paragraph" svg:x="5.087cm" svg:y="1.378cm" svg:width="6.403cm" svg:height="6.403cm" draw:z-index="1"><draw:image xlink:href="Pictures/1000000000000510000005100F3C67B5BBA1D6F1.png" xlink:type="simple" xlink:show="embed" xlink:actuate="onLoad" loext:mime-type="image/png"/></draw:frame>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swiss"/>
    <style:font-face style:name="Liberation Sans" svg:font-family="'Liberation Sans', 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rsten Eggeling</meta:initial-creator>
    <meta:creation-date>2015-11-21T13:39:59.266000000</meta:creation-date>
    <dc:date>2018-10-14T21:03:05.858000000</dc:date>
    <dc:creator>Thorsten Eggeling</dc:creator>
    <meta:editing-duration>PT5M30S</meta:editing-duration>
    <meta:editing-cycles>3</meta:editing-cycles>
    <meta:generator>LibreOffice/6.0.6.2$Windows_X86_64 LibreOffice_project/0c292870b25a325b5ed35f6b45599d2ea4458e77</meta:generator>
    <meta:document-statistic meta:table-count="0" meta:image-count="2" meta:object-count="0" meta:page-count="2" meta:paragraph-count="15" meta:word-count="623" meta:character-count="3698" meta:non-whitespace-character-count="3090"/>
  </office:meta>
</office:document-meta>
</file>